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4A00000253C4EF629162E8C79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/>
      <style:text-properties fo:font-size="10.5pt" fo:background-color="#edf7fc" style:font-size-asian="10.5pt" style:font-size-complex="10.5pt"/>
    </style:style>
    <style:style style:name="P3" style:family="paragraph" style:parent-style-name="Standard">
      <style:paragraph-properties fo:text-align="end" style:justify-single-word="false" fo:padding="0in" fo:border="none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 fo:padding="0in" fo:border="non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 fo:padding="0in" fo:border="non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 fo:padding="0in" fo:border="non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 fo:padding="0in" fo:border="none"/>
    </style:style>
    <style:style style:name="P9" style:family="paragraph" style:parent-style-name="Standard">
      <style:paragraph-properties fo:margin-left="0in" fo:margin-right="0in" fo:text-indent="0in" style:auto-text-indent="false" fo:padding="0in" fo:border="none"/>
    </style:style>
    <style:style style:name="P10" style:family="paragraph" style:parent-style-name="Heading_20_2">
      <style:paragraph-properties fo:padding="0in" fo:border="none"/>
    </style:style>
    <style:style style:name="P11" style:family="paragraph" style:parent-style-name="Title">
      <style:paragraph-properties fo:padding="0in" fo:border="none"/>
    </style:style>
    <style:style style:name="P12" style:family="paragraph" style:parent-style-name="Title" style:master-page-name="First_20_Page">
      <style:paragraph-properties style:page-number="auto" fo:padding="0in" fo:border="none"/>
    </style:style>
    <style:style style:name="P13" style:family="paragraph" style:parent-style-name="Subtitle">
      <style:paragraph-properties fo:padding="0in" fo:border="none"/>
    </style:style>
    <style:style style:name="T1" style:family="text">
      <style:text-properties fo:font-size="10.5pt" fo:background-color="#edf7fc" loext:char-shading-value="0" style:font-size-asian="10.5pt" style:font-size-complex="10.5pt"/>
    </style:style>
    <style:style style:name="T2" style:family="text">
      <style:text-properties fo:color="#1155cc" fo:font-size="10.5pt" style:text-underline-style="solid" style:text-underline-width="auto" style:text-underline-color="font-color" fo:background-color="#edf7fc" loext:char-shading-value="0" style:font-size-asian="10.5pt" style:font-size-complex="10.5pt"/>
    </style:style>
    <style:style style:name="T3" style:family="text">
      <style:text-properties style:text-underline-style="none"/>
    </style:style>
    <style:style style:name="T4" style:family="text">
      <style:text-properties fo:color="#666666" fo:font-size="10.5pt" style:font-size-asian="10.5pt" style:font-size-complex="10.5pt" fo:background-color="#ffffff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heading=h.gjdgxs"/><text:soft-page-break/></text:p>
      <text:p text:style-name="P11"><text:bookmark text:name="_heading=h.30j0zll"/></text:p>
      <text:p text:style-name="P11"><text:bookmark text:name="_heading=h.1fob9te"/></text:p>
      <text:p text:style-name="P11"><text:bookmark text:name="_heading=h.3znysh7"/></text:p>
      <text:p text:style-name="P11"><text:bookmark text:name="_heading=h.2et92p0"/></text:p>
      <text:p text:style-name="P11"><text:bookmark text:name="_heading=h.tyjcwt"/></text:p>
      <text:p text:style-name="P11"><text:bookmark text:name="_heading=h.3dy6vkm"/></text:p>
      <text:p text:style-name="P11"><text:bookmark text:name="_heading=h.1t3h5sf"/></text:p>
      <text:p text:style-name="P11"><text:bookmark text:name="_heading=h.4d34og8"/>Parcours Développeur d’applications - Spécialisation PHP / Symfony</text:p>
      <text:p text:style-name="P13"><text:bookmark text:name="_heading=h.2s8eyo1"/>Projet #6 - Développez de A à Z le site communautaire SnowTrick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nexe - Spécifications détaillées</text:p>
      <text:p text:style-name="P1"><text:soft-page-break/></text:p>
      <text:p text:style-name="P1"/>
      <text:p text:style-name="P2"/>
      <text:p text:style-name="P1"><text:span text:style-name="T1">Ce document présente les fonctionnalités présentes dans l’ensemble des pages qui vous est demandé de développer du </text:span><text:a xlink:type="simple" xlink:href="https://openclassrooms.com/projects/developpez-de-a-a-z-le-site-communautaire-snowtricks" text:style-name="ListLabel_20_46" text:visited-style-name="ListLabel_20_46"><text:span text:style-name="T2">projet #6</text:span></text:a><text:span text:style-name="T1"> du </text:span><text:a xlink:type="simple" xlink:href="https://openclassrooms.com/paths/developpeur-se-d-application-php-symfony" text:style-name="ListLabel_20_46" text:visited-style-name="ListLabel_20_46"><text:span text:style-name="T2">parcours Développeur d’applications, spécialisation PHP/Symfony</text:span></text:a><text:span text:style-name="T1">.</text:span></text:p>
      <text:p text:style-name="P10"><text:bookmark text:name="_heading=h.17dp8vu"/>Page d’accueil - Liste des figures de snowboard</text:p>
      <text:p text:style-name="P1">La page est accessible par tous les utilisateurs. On y verra la liste des noms de figure. L’utilisateur a la possibilité de cliquer sur le nom d’une figure pour accéder à la page de détail de cette figure.</text:p>
      <text:p text:style-name="P1"/>
      <text:p text:style-name="P1">Si l’utilisateur est connecté, il pourra cliquer sur :</text:p>
      <text:list xml:id="list612065453" text:style-name="WWNum5">
        <text:list-item>
          <text:p text:style-name="P4">une petit icône en forme de stylo situé juste à côté du nom qui redirigera l’utilisateur vers un formulaire de modification de figure ;</text:p>
        </text:list-item>
        <text:list-item>
          <text:p text:style-name="P4">une corbeille située juste à côté du nom pour supprimer la figure.</text:p>
        </text:list-item>
      </text:list>
      <text:p text:style-name="P10"><text:bookmark text:name="_heading=h.3rdcrjn"/>Page de création de figure de snowboard</text:p>
      <text:p text:style-name="P1">Le formulaire comportera les champs suivants :</text:p>
      <text:list xml:id="list84435069" text:style-name="WWNum4">
        <text:list-item>
          <text:p text:style-name="P5">nom ;</text:p>
        </text:list-item>
        <text:list-item>
          <text:p text:style-name="P5">description ;</text:p>
        </text:list-item>
        <text:list-item>
          <text:p text:style-name="P5">groupe de la figure ;</text:p>
        </text:list-item>
        <text:list-item>
          <text:p text:style-name="P5">une ou plusieurs illustration(s) ;</text:p>
        </text:list-item>
        <text:list-item>
          <text:p text:style-name="P5">une ou plusieures vidéo(s).</text:p>
        </text:list-item>
      </text:list>
      <text:p text:style-name="P1"/>
      <text:p text:style-name="P1">Le formulaire n’est accessible que si l’utilisateur est authentifié.</text:p>
      <text:p text:style-name="P1"/>
      <text:p text:style-name="P9">Lorsque l’utilisateur soumet le formulaire, il faut que :</text:p>
      <text:list xml:id="list4253888659" text:style-name="WWNum3">
        <text:list-item>
          <text:p text:style-name="P6">cette figure n’existe pas déjà en base de données (contrainte d’unicité sur le nom) ;</text:p>
        </text:list-item>
        <text:list-item>
          <text:p text:style-name="P6">il soit redirigé sur la page du formulaire en cas d'erreur, en précisant le(s) type(s) d'erreurs ;</text:p>
        </text:list-item>
        <text:list-item>
          <text:p text:style-name="P6">il soit redirigé sur la page listant des figures avec un message flash donnant une indication concernant le bon déroulement de l'enregistrement en base de données en cas de succès.</text:p>
        </text:list-item>
      </text:list>
      <text:p text:style-name="P1"/>
      <text:p text:style-name="P1">Pour les vidéos, l’utilisateur pourra coller une balise embed provenant de la plateforme de son choix (Youtube, Dailymotion…).</text:p>
      <text:p text:style-name="P10"><text:bookmark text:name="_heading=h.26in1rg"/><text:soft-page-break/>Page de modification de figure de snowboard</text:p>
      <text:p text:style-name="P1">Les besoins sont les mêmes que pour la création. La seule différence est qu’il faut que les champs soient pré remplis au moment où l’utilisateur arrive sur cette page.</text:p>
      <text:p text:style-name="P10"><text:bookmark text:name="_heading=h.lnxbz9"/>Page de présentation d’une figure</text:p>
      <text:p text:style-name="P1">Les informations suivantes doivent figurer sur la page :</text:p>
      <text:list xml:id="list534619320" text:style-name="WWNum1">
        <text:list-item>
          <text:p text:style-name="P7">nom de la figure ;</text:p>
        </text:list-item>
        <text:list-item>
          <text:p text:style-name="P7">sa description ;</text:p>
        </text:list-item>
        <text:list-item>
          <text:p text:style-name="P7">le groupe de la figure ;</text:p>
        </text:list-item>
        <text:list-item>
          <text:p text:style-name="P7">la ou les photos rattachées à la figure ;</text:p>
        </text:list-item>
        <text:list-item>
          <text:p text:style-name="P7">la ou les vidéos rattachées à la figure ;</text:p>
        </text:list-item>
        <text:list-item>
          <text:p text:style-name="P7">l’espace de discussion (plus de détail à la section suivante).</text:p>
        </text:list-item>
      </text:list>
      <text:p text:style-name="P1"/>
      <text:p text:style-name="P1">La manière dont vous souhaitez disposer les informations est laissée à votre imagination. Le but étant que ce soit agréable et facile à consulter pour un utilisateur. Inspirez-vous de ce qui existe. 😉</text:p>
      <text:p text:style-name="P10"><text:bookmark text:name="_heading=h.35nkun2"/>Espace de discussion commun autour d’une figure</text:p>
      <text:p text:style-name="P1">Les utilisateurs qui ne sont pas authentifiés peuvent consulter les discussions de toutes les figures. En revanche, ils ne peuvent pas poster de message.</text:p>
      <text:p text:style-name="P1"/>
      <text:p text:style-name="P1">Pour chaque message, il sera affiché les informations suivantes :</text:p>
      <text:list xml:id="list4054289792" text:style-name="WWNum2">
        <text:list-item>
          <text:p text:style-name="P8">le nom complet de l’auteur du message ;</text:p>
        </text:list-item>
        <text:list-item>
          <text:p text:style-name="P8">la photo de l’auteur du message ;</text:p>
        </text:list-item>
        <text:list-item>
          <text:p text:style-name="P8">la date de création du message ;</text:p>
        </text:list-item>
        <text:list-item>
          <text:p text:style-name="P8">le contenu du message.</text:p>
        </text:list-item>
      </text:list>
      <text:p text:style-name="P1"/>
      <text:p text:style-name="P1">Dans cet espace de discussion, on peut voir la liste des messages postés par les membres, du plus récent au plus ancien.</text:p>
      <text:p text:style-name="P1">Ces messages doivent être paginés (10 par pages).</text:p>
      <text:p text:style-name="P1"/>
      <text:p text:style-name="P1">Si l’utilisateur est authentifié, il peut voir un formulaire au dessus de la liste avec un champs “message” qui est obligatoire. L’utilisateur peut poster autant de message qu’il le souhait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fo:font-size="10.5pt" style:text-underline-style="solid" style:text-underline-width="auto" style:text-underline-color="font-color" fo:background-color="#edf7fc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in" fo:border="none"/>
    </style:style>
    <style:style style:name="MP2" style:family="paragraph" style:parent-style-name="Standard">
      <style:paragraph-properties fo:padding="0in" fo:border="none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draw:frame draw:style-name="Mfr1" draw:name="image1.png" text:anchor-type="char" svg:x="-0.3437in" svg:y="0.052in" svg:width="0.8047in" svg:height="0.578in" draw:z-index="2"><draw:image xlink:href="Pictures/100002010000034A00000253C4EF629162E8C79B.png" xlink:type="simple" xlink:show="embed" xlink:actuate="onLoad" loext:mime-type="image/png"/></draw:frame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2"><draw:frame draw:style-name="Mfr1" draw:name="Image1" text:anchor-type="char" svg:x="5.9689in" svg:y="0.052in" svg:width="0.8047in" svg:height="0.578in" draw:z-index="0"><draw:image xlink:href="Pictures/100002010000034A00000253C4EF629162E8C79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44" meta:word-count="543" meta:character-count="3135" meta:non-whitespace-character-count="2656"/>
    <meta:generator>LibreOfficeDev/6.0.5.2$Linux_X86_64 LibreOffice_project/</meta:generator>
  </office:meta>
</office:document-meta>
</file>